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c0cc" officeooo:paragraph-rsid="000fc0cc"/>
    </style:style>
    <style:style style:name="P2" style:family="paragraph" style:parent-style-name="Text_20_body">
      <style:text-properties officeooo:rsid="000fc0cc" officeooo:paragraph-rsid="000fc0cc"/>
    </style:style>
    <style:style style:name="P3" style:family="paragraph" style:parent-style-name="Text_20_body">
      <style:text-properties officeooo:rsid="0011761e" officeooo:paragraph-rsid="0011761e"/>
    </style:style>
    <style:style style:name="P4" style:family="paragraph" style:parent-style-name="Text_20_body">
      <style:text-properties officeooo:rsid="00134699" officeooo:paragraph-rsid="00134699"/>
    </style:style>
    <style:style style:name="P5" style:family="paragraph" style:parent-style-name="Text_20_body">
      <style:text-properties officeooo:rsid="0014b8f7" officeooo:paragraph-rsid="0014b8f7"/>
    </style:style>
    <style:style style:name="P6" style:family="paragraph" style:parent-style-name="Heading_20_1">
      <style:text-properties officeooo:rsid="000fc0cc" officeooo:paragraph-rsid="000fc0cc"/>
    </style:style>
    <style:style style:name="P7" style:family="paragraph" style:parent-style-name="Heading_20_1">
      <style:text-properties officeooo:rsid="0011761e" officeooo:paragraph-rsid="0011761e"/>
    </style:style>
    <style:style style:name="P8" style:family="paragraph" style:parent-style-name="Text_20_body">
      <style:text-properties officeooo:rsid="0014b8f7" officeooo:paragraph-rsid="0014b8f7"/>
    </style:style>
    <style:style style:name="P9" style:family="paragraph" style:parent-style-name="Text_20_body">
      <style:text-properties officeooo:rsid="00167e5e" officeooo:paragraph-rsid="00167e5e"/>
    </style:style>
    <style:style style:name="P10" style:family="paragraph" style:parent-style-name="Text_20_body">
      <style:text-properties officeooo:rsid="001837b9" officeooo:paragraph-rsid="001837b9"/>
    </style:style>
    <style:style style:name="P11" style:family="paragraph" style:parent-style-name="Text_20_body">
      <style:text-properties officeooo:rsid="00195fa8" officeooo:paragraph-rsid="00195fa8"/>
    </style:style>
    <style:style style:name="T1" style:family="text">
      <style:text-properties officeooo:rsid="00134699"/>
    </style:style>
    <style:style style:name="T2" style:family="text">
      <style:text-properties officeooo:rsid="001837b9"/>
    </style:style>
    <style:style style:name="T3" style:family="text">
      <style:text-properties officeooo:rsid="00195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feraatti: Ohjelmistotuotantomenetelmien kehittyminen 1950-luvulta nykypäivään</text:h>
      <text:p text:style-name="P2">Lauri Suomalainen, kandidaatintutkielma, HY TKTL, 2.2.2014</text:p>
      <text:p text:style-name="P2">Kronologinen käsittely</text:p>
      <text:p text:style-name="P2">Määritelmiä, erit. software engineering → ohjelmistotuotanto</text:p>
      <text:p text:style-name="P2">1940-50: Ohjelmoinnin merkitys vähäinen</text:p>
      <text:p text:style-name="P2">Ohjelmistokriisi: NATO-kokous 1986</text:p>
      <text:p text:style-name="P2">Perinteiset menetelmät: Vesiputousmalli – toisiaan seuraavat työvaiheet – ongelmia</text:p>
      <text:p text:style-name="P2">Inkrementaaliset ja iteratiiviset: (XP – RAD) – spiraali – RUP – arviointia</text:p>
      <text:p text:style-name="P3">Ketterät – Agile Manifesto – Scrum – arviointia</text:p>
      <text:p text:style-name="P3">Nykytila ja tulevaisuus – ketterät 30-80%</text:p>
      <text:h text:style-name="P7" text:outline-level="1">Referaatti: Ryhmätyö ohjelmistokehityksessä</text:h>
      <text:p text:style-name="P3">Kenny Heinonen, kandidaatintutkielma. HY TKTL, 24.5.2013</text:p>
      <text:p text:style-name="P3">Ryhmätyöskentelyn merkitys – <text:span text:style-name="T1">yhteistyö – kommunikointi – merkitys kasvanut – mukaan prosessimalleihin</text:span></text:p>
      <text:p text:style-name="P4">XP – Scrum – ryhmätyöominaisuudet</text:p>
      <text:p text:style-name="P4">Ketterät – yhteistyö – ryhmätyö merkittävässä asemassa – keskustelu kasvokkain</text:p>
      <text:p text:style-name="P4">XP – kommunikointi, ryhmätyöskentely – yhteinen tila – asiakas paikan päälle – pariohjelmointi – laatu – oppiminen – kokoukset </text:p>
      <text:p text:style-name="P4">Scrum – tiimi arvioi – itseorganisoituva – palaverit</text:p>
      <text:p text:style-name="P4">Persoonallisuuden vaikutus – Myers-Brigg (hmm) – hyvä ja huono kehittäjä – persoonallisuudet vs kehitysvaiheet – tutkimuksia</text:p>
      <text:p text:style-name="P5">Taitojen parantaminen – harjoituksia</text:p>
      <text:p text:style-name="P5">Yhteenveto – ryhmätyö tärkeää – pitää opetella – persoona vaikuttaa – eri luonteenpiirteet hyödyllisiä </text:p>
      <text:h text:style-name="Heading_20_1" text:outline-level="1">Referaatti: Johtaminen perinteisissä ja ketterissä ohjelmistoprojekteissa</text:h>
      <text:p text:style-name="P9">Eero-Veikko Laine, HY TKTL, 4.5.2014</text:p>
      <text:p text:style-name="P10">Yleistä: paljon viittauksia</text:p>
      <text:p text:style-name="P9"><text:soft-page-break/>Johtaminen ja projektinhallinta perinteinen vs ketterä.</text:p>
      <text:p text:style-name="P9">Pieniä ryhmiä – projektipäällikkö – haastava – ketterissä jaetaan vastuuta</text:p>
      <text:p text:style-name="P9">Projektien luonne – pienten tiimien tekemät projektit – huonoja tuloksia</text:p>
      <text:p text:style-name="P9">Johtajan ominaisuudet – johtamistyylit – voimaannuttava vs ohjaava</text:p>
      <text:p text:style-name="P9">Perinteinen – etukäteissuunnitelmat – näkemys – strategia – työkalut – vuorovaikutus – tiimirakenteet – kokemuksen mukaan </text:p>
      <text:p text:style-name="P9">Ketterä – dynaaminen ympäristö – nopea vaste – dokumentointi pienemmässä roolissa – kommunikaatio – yhteistyö – eroja vs perinteinne – projektipäällikön rooli – sopeutuva johtajuus – jaettu johtajuus (scrum) – <text:span text:style-name="T2">ei välttämättä helppoa – itseohjautuvuus – roolit – muutosjohtajat</text:span></text:p>
      <text:p text:style-name="P10">Yhteenveto – epäonnistumiset – ketteristä toivoa</text:p>
      <text:h text:style-name="Heading_20_1" text:outline-level="1">Referaatti: Scrumban-menetelmän käyttö ketterässä ohjelmistokehityksessä</text:h>
      <text:p text:style-name="P10">Kalle Ilves, HY TKTL, 25.4.2016</text:p>
      <text:p text:style-name="P10">Johdanto – ketterän suosio – scrum – kanban → scrumban</text:p>
      <text:p text:style-name="P10">Scrum ja kanban ketterässä – ketterä – scrum kuvaus – kanban – Toyota 1950 (autot) – MS 2004 (SW) – kanban-taulu – jonojen koko – tapaamiset </text:p>
      <text:p text:style-name="P10">Scrumban – ketterä – lean - S &amp; K erot – ämpärit </text:p>
      <text:p text:style-name="P10">Esimerkkejä – sisällönhallinta – kuvaus – ylläpito – <text:span text:style-name="T3">kuvaus – päätelmiä</text:span></text:p>
      <text:p text:style-name="P11">Yhteenveto – perinteiset hankalia – ketterät - scrumb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0cc" officeooo:paragraph-rsid="000fc0c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HTU <text:tab/>Viikko 7 laskarit<text:tab/>Riku Kalin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5-05T08:34:31.417749000</meta:creation-date>
    <dc:date>2017-05-05T15:46:03.753367000</dc:date>
    <dc:creator>Riku Kalinen</dc:creator>
    <meta:editing-duration>PT4M24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2" meta:paragraph-count="38" meta:word-count="262" meta:character-count="2648" meta:non-whitespace-character-count="2330"/>
  </office:meta>
</office:document-meta>
</file>